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Arial2" svg:font-family="Arial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#ffff00" style:font-name-asian="Calibri" style:font-style-asian="normal" style:font-weight-asian="normal" style:font-name-complex="Calibri" style:font-style-complex="normal" style:font-weight-complex="normal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 style:list-style-name="L1">
      <style:text-properties fo:language="ru" fo:country="RU"/>
    </style:style>
    <style:style style:name="P7" style:family="paragraph" style:parent-style-name="Standard" style:list-style-name="L2">
      <style:text-properties fo:language="ru" fo:country="RU"/>
    </style:style>
    <style:style style:name="P8" style:family="paragraph" style:parent-style-name="Standard" style:list-style-name="L3">
      <style:text-properties fo:language="ru" fo:country="RU"/>
    </style:style>
    <style:style style:name="P9" style:family="paragraph" style:parent-style-name="Standard" style:list-style-name="L4">
      <style:text-properties fo:language="ru" fo:country="RU"/>
    </style:style>
    <style:style style:name="P10" style:family="paragraph" style:parent-style-name="Standard" style:list-style-name="L5">
      <style:text-properties fo:language="ru" fo:country="RU"/>
    </style:style>
    <style:style style:name="P11" style:family="paragraph" style:parent-style-name="Standard" style:list-style-name="L6">
      <style:text-properties fo:language="ru" fo:country="RU"/>
    </style:style>
    <style:style style:name="P12" style:family="paragraph" style:parent-style-name="Standard" style:list-style-name="L7">
      <style:text-properties fo:language="ru" fo:country="RU"/>
    </style:style>
    <style:style style:name="P13" style:family="paragraph" style:parent-style-name="Standard" style:list-style-name="L8">
      <style:text-properties fo:language="ru" fo:country="RU"/>
    </style:style>
    <style:style style:name="P14" style:family="paragraph" style:parent-style-name="Standard" style:list-style-name="L9">
      <style:text-properties fo:language="ru" fo:country="RU"/>
    </style:style>
    <style:style style:name="P15" style:family="paragraph" style:parent-style-name="Standard" style:list-style-name="L10">
      <style:text-properties fo:language="ru" fo:country="RU"/>
    </style:style>
    <style:style style:name="P16" style:family="paragraph" style:parent-style-name="Standard" style:list-style-name="L11">
      <style:text-properties fo:language="ru" fo:country="RU"/>
    </style:style>
    <style:style style:name="P17" style:family="paragraph" style:parent-style-name="Standard" style:list-style-name="L12">
      <style:text-properties fo:language="ru" fo:country="RU"/>
    </style:style>
    <style:style style:name="P18" style:family="paragraph" style:parent-style-name="Standard" style:list-style-name="L13">
      <style:text-properties fo:language="ru" fo:country="RU"/>
    </style:style>
    <style:style style:name="P19" style:family="paragraph" style:parent-style-name="Standard" style:list-style-name="L14">
      <style:text-properties fo:language="ru" fo:country="RU"/>
    </style:style>
    <style:style style:name="P20" style:family="paragraph" style:parent-style-name="Standard" style:list-style-name="L15">
      <style:text-properties fo:language="ru" fo:country="RU"/>
    </style:style>
    <style:style style:name="P21" style:family="paragraph" style:parent-style-name="Standard" style:list-style-name="L16">
      <style:text-properties fo:language="ru" fo:country="RU"/>
    </style:style>
    <style:style style:name="P22" style:family="paragraph" style:parent-style-name="Standard" style:list-style-name="L17">
      <style:text-properties fo:language="ru" fo:country="RU"/>
    </style:style>
    <style:style style:name="P23" style:family="paragraph" style:parent-style-name="Standard" style:list-style-name="L18">
      <style:text-properties fo:language="ru" fo:country="RU"/>
    </style:style>
    <style:style style:name="P24" style:family="paragraph" style:parent-style-name="Standard" style:list-style-name="L19">
      <style:text-properties fo:language="ru" fo:country="RU"/>
    </style:style>
    <style:style style:name="P25" style:family="paragraph" style:parent-style-name="Standard" style:list-style-name="L20">
      <style:text-properties fo:language="ru" fo:country="RU"/>
    </style:style>
    <style:style style:name="P26" style:family="paragraph" style:parent-style-name="Standard" style:list-style-name="L21">
      <style:text-properties fo:language="ru" fo:country="RU"/>
    </style:style>
    <style:style style:name="P27" style:family="paragraph" style:parent-style-name="Standard" style:list-style-name="L23">
      <style:text-properties fo:language="ru" fo:country="RU"/>
    </style:style>
    <style:style style:name="P28" style:family="paragraph" style:parent-style-name="Standard" style:list-style-name="L24">
      <style:text-properties fo:language="ru" fo:country="RU"/>
    </style:style>
    <style:style style:name="P29" style:family="paragraph" style:parent-style-name="Standard">
      <style:paragraph-properties fo:text-align="justify" style:justify-single-word="false"/>
      <style:text-properties fo:language="ru" fo:country="RU"/>
    </style:style>
    <style:style style:name="P30" style:family="paragraph" style:parent-style-name="Standard" style:list-style-name="L17"/>
    <style:style style:name="P31" style:family="paragraph" style:parent-style-name="Standard" style:list-style-name="L22"/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33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34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35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36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37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38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39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0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1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2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3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4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5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6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7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8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9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Liberation Serif" fo:font-size="12pt" fo:language="en" fo:country="US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font-name="Segoe UI" fo:font-size="10pt" fo:letter-spacing="normal" fo:font-style="normal" fo:text-shadow="none" style:text-underline-style="none" fo:font-weight="normal" style:letter-kerning="tru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background-color="#ffff00" style:font-style-asian="italic" style:font-style-complex="italic"/>
    </style:style>
    <style:style style:name="T7" style:family="text">
      <style:text-properties fo:background-color="transparent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нот-таун. Джо.</text:p>
      <text:p text:style-name="P3"/>
      <text:list xml:id="list7549972666362795828" text:style-name="L1">
        <text:list-item>
          <text:list>
            <text:list-item>
              <text:p text:style-name="P6"><text:span text:style-name="T5">Кнот таун, это такое местечко, где до чёрта много поездов, практически нет домов выше пары этажей, </text:span><text:span text:style-name="T5"><office:annotation office:name="__Annotation__455_943645295"><dc:creator>&lt;анонимный&gt;</dc:creator><dc:date>2021-03-25T19:26:11.28</dc:date><text:p text:style-name="P51"><text:span text:style-name="T9">Не очень нравится выражение. Табуны? Стайки? По очень скромным ценам</text:span></text:p></office:annotation></text:span><text:span text:style-name="T5">не пуга</text:span><text:span text:style-name="T6"><office:annotation office:name="__Annotation__454_943645295"><dc:creator>&lt;анонимный&gt;</dc:creator><dc:date>2021-03-25T19:25:28.29</dc:date><text:p text:style-name="P51"><text:span text:style-name="T9">Посмотреть правила причастий, есть ощущение, что здесь «н»</text:span></text:p></office:annotation></text:span><text:span text:style-name="T6">нн</text:span><office:annotation-end office:name="__Annotation__454_943645295"/><text:span text:style-name="T5">ые табуны проституток с более чем демократичным ценником</text:span><office:annotation-end office:name="__Annotation__455_943645295"/><text:span text:style-name="T5">, штук пять закусочных-бистро и один известный на всю Атлантику </text:span><text:span text:style-name="T5"><office:annotation office:name="__Annotation__453_943645295"><dc:creator>&lt;анонимный&gt;</dc:creator><dc:date>2021-03-25T19:24:51.89</dc:date><text:p text:style-name="P51"><text:span text:style-name="T9">Может, glory hole?</text:span></text:p></office:annotation></text:span><text:span text:style-name="T5">глорихол</text:span><office:annotation-end office:name="__Annotation__453_943645295"/><text:span text:style-name="T5">. По заверению жителей Кнот-тауна, песня «Славное местечко» Френки Хоббарта повествует о его непродолжительном, но крайне насыщенном отдыхе в одноимённом кафе. Сам Френки отказывается от комментариев на эту тему. Не в пользу этой версии свидетельствует и тот факт, что практически в каждом городе Атлантики, в котором есть забегаловка с дыркой между кабинками туалетов, ходит аналогичная легенда, а само заведение рано или поздно </text:span><text:span text:style-name="T5"><office:annotation office:name="__Annotation__456_943645295"><dc:creator>&lt;анонимный&gt;</dc:creator><dc:date>2021-03-25T19:28:10.55</dc:date><text:p text:style-name="P51"><text:span text:style-name="T9">Именуется в честь (приобретает название) этого любимого всеми хита вавилонской эстрады</text:span></text:p></office:annotation></text:span><text:span text:style-name="T5">переименовывается согласно названию всеми любимого хита вавилонской эстрады</text:span><office:annotation-end office:name="__Annotation__456_943645295"/><text:span text:style-name="T5">.</text:span> - Закончил читать Джонатан, отбрасывая карту с пометкой «Достопримечательности Атлантической пустоши».</text:p>
            </text:list-item>
            <text:list-item>
              <text:p text:style-name="P6">Блять, ну какой мудак пишет эти путеводители? </text:p>
            </text:list-item>
            <text:list-item>
              <text:p text:style-name="P6"><office:annotation office:name="__Annotation__457_943645295"><dc:creator>&lt;анонимный&gt;</dc:creator><dc:date>2021-03-25T19:30:42.06</dc:date><text:p text:style-name="P51"><text:span text:style-name="T9">Спокойнее</text:span></text:p></office:annotation>Тише<office:annotation-end office:name="__Annotation__457_943645295"/>, Джонатан. Тебя никто не заставлял это читать. По правде сказать, я вообще удивлён, что ты умеешь это делать. Я всегда считал, что ты только по картинкам понимаешь. <office:annotation><dc:creator>&lt;анонимный&gt;</dc:creator><dc:date>2021-03-24T23:43:13.43</dc:date><text:p text:style-name="P50"><text:span text:style-name="T8">В первой главе Джо и Джонатан читают комикс «Ратмэн и воины призраки» вместо того, чтобы искать работу. Думаю Арнольд припоминает ему этот случай.</text:span><text:span text:style-name="T8"><text:line-break/></text:span><text:span text:style-name="T8"/></text:p></office:annotation></text:p>
            </text:list-item>
          </text:list>
        </text:list-item>
      </text:list>
      <text:p text:style-name="P3"/>
      <text:p text:style-name="P3">Мне тяжело различать интонации Арнольда, но в этот раз я бы поставил на то, что это искреннее удивление, а не упражнение в остроумии.</text:p>
      <text:p text:style-name="P3"/>
      <text:p text:style-name="Standard"><text:span text:style-name="T1"><text:tab/>Мы ехали по Кнот-тауну. Автор путеводителя описал его верно: нищий городок </text:span><text:span text:style-name="T4">На задворках столицы — в ясный день, пожалуй, можно различить окутанный дымкой/смогом купол Вавилона</text:span></text:p>
      <text:p text:style-name="P3"><office:annotation office:name="__Annotation__459_943645295"><dc:creator>&lt;анонимный&gt;</dc:creator><dc:date>2021-03-25T19:33:28.99</dc:date><text:p text:style-name="P51"><text:span text:style-name="T9">На задворках столицы — в ясный день, пожалуй, можно различить окутанный дымкой/смогом купол Вавилона</text:span></text:p></office:annotation><office:annotation-end office:name="__Annotation__459_943645295"/></text:p>
      <text:p text:style-name="P3">Поездов здесь действительно много: настолько много, что пути переплетаются <office:annotation office:name="__Annotation__460_943645295"><dc:creator>&lt;анонимный&gt;</dc:creator><dc:date>2021-03-25T19:36:22.95</dc:date><text:p text:style-name="P51"><text:span text:style-name="T9">Тугой?</text:span></text:p></office:annotation>в тугой <office:annotation-end office:name="__Annotation__460_943645295"/>клубок, поднимаются на мосты и уходят в подземные тоннели, чтобы вынырнуть в самом неподходящем для этого месте. </text:p>
      <text:p text:style-name="P3"/>
      <text:p text:style-name="P29">Прежде чем войти в дом под номером 9/18, я покосился вверх, туда, где с грохотом проносился пассажирский поезд Вавилон — Мемфис. Хотелось верить, что здесь действуют правила санитарных зон. </text:p>
      <text:p text:style-name="P3"/>
      <text:p text:style-name="P29">Почтовый ящик под номером девять был переполнен пёстрой <office:annotation office:name="__Annotation__515_943645295"><dc:creator>&lt;анонимный&gt;</dc:creator><dc:date>2021-03-25T19:38:14.25</dc:date><text:p text:style-name="P51"><text:span text:style-name="T9">(могло бы показаться) что туда кого-то стошнило</text:span></text:p><text:p text:style-name="P51"><text:span text:style-name="T9">- туда будто кого-то стошнило</text:span></text:p></office:annotation>макулатурой. Создавалось впечатление, что его тошнило<office:annotation-end office:name="__Annotation__515_943645295"/>. Я начал вытягивать лист за листом разглядывая их в надежде узнать что-нибудь важное о жильце квартиры. Внутри были банковские счета, извещения о банкротстве, судебные постановления, <office:annotation office:name="__Annotation__516_943645295"><dc:creator>&lt;анонимный&gt;</dc:creator><dc:date>2021-03-25T19:39:31.60</dc:date><text:p text:style-name="P51"><text:span text:style-name="T9">Рекламные листовки с заголовками: «У нас ты нажрёшься», «Девочки и мальчики 5$ час анал/орал», «@@@работа_мечты_67DGh8», религиозные брошюрки (дальше сам придумай хуйни, это могло бы дать незначительных, но приятных деталей этого мира)</text:span></text:p></office:annotation>спам<office:annotation-end office:name="__Annotation__516_943645295"/>. <text:line-break/>Один из рекламных буклетов показался мне интересным: сложенный втрое лист плотной бумаги, раскрывающийся <office:annotation office:name="__Annotation__517_943645295"><dc:creator>&lt;анонимный&gt;</dc:creator><dc:date>2021-03-25T19:43:59.14</dc:date><text:p text:style-name="P51"><text:span text:style-name="T9">Вроде/как двухстворчатые ворота</text:span></text:p></office:annotation>наподобие<office:annotation-end office:name="__Annotation__517_943645295"/> двухстворчатых ворот, окрашенных в жёлтый цвет. За ними скрывалась улыбающаяся, но не внушающая мне никакого доверия физиономия мужчины чуть за сорок, в затемнённых очках и с пышной, явно покрытой слоем лака причёской. Одну руку он протягивал в сторону смотрящего, а другой указывал вдаль, себе за спину, словно приглашая пройти на светящуюся лестницу уходящую в пустоту небес. На лестнице, куда зазывал получателя буклета харизматичный мужик, было полно народа — преимущественно хуманов, но среди восходящих я узнал фигуру октопа (он копошился на первой ступени и был единственным, кто производил впечатление неуверенного в выбранном пути<office:annotation office:name="__Annotation__518_943645295"><dc:creator>&lt;анонимный&gt;</dc:creator><dc:date>2021-03-25T19:45:06.03</dc:date><text:p text:style-name="P51"><text:span text:style-name="T9">Убери это слово</text:span></text:p></office:annotation><office:annotation-end office:name="__Annotation__518_943645295"/>), а также тощую и нескладную фигуру, которая с равными шансами могла быть как механом, так и скелетом. Первое казалось более вероятным, поэтому листовка имела все шансы пройти не слишком строгий контроль Вавилонской инстанции по вопросам расовой терпимости. Надпись на брошюре гласила: «Вознесение. Торопись, или не успеешь. Праведники последних дней».</text:p>
      <text:p text:style-name="P4"><text:soft-page-break/>Этажом выше раздался скрип открывающейся двери. Не успев дочитать брошюру до конца, я машинально сунул её в карман брюк.</text:p>
      <text:p text:style-name="P4">Проход приоткрылся всего на дюйм. Ровно настолько, чтобы я почувствовал на себе тяжёлый и полный недоверия взгляд, но сам я, через эту щёлку, увидеть ничего не смог. </text:p>
      <text:p text:style-name="P4">Жутко раздражающая ситуация. За дверью с равной вероятностью могла оказаться испуганная девка, а может и псих с пушкой.</text:p>
      <text:list xml:id="list128175275401120467" text:style-name="L2">
        <text:list-item>
          <text:list>
            <text:list-item>
              <text:p text:style-name="P7">Доброго дня! – Вежливо начал я</text:p>
            </text:list-item>
            <text:list-item>
              <text:p text:style-name="P7">Чем могу помочь? - Прокашлявшись спросил не желавший показываться собеседник. Голос точно принадлежал не механу. Судя по хлюпающим и сиплым придыханиям — органик. Октоп или не в полной мере здоровый хуман. <text:s/></text:p>
            </text:list-item>
            <text:list-item>
              <text:p text:style-name="P7">Привет, меня зовут Джон Поттен, я ищу механа по имени Туси.</text:p>
            </text:list-item>
            <text:list-item>
              <text:p text:style-name="P7">Туси? Припозднился ты, парень, не живёт он здесь.. Больше. - Запинка была настолько очевидной, что казалась театральной. Для большего эффекта не хватало только ржавым ведром потрясти изображая гром. Дверь, чиркнув по полу стала закрываться. </text:p>
            </text:list-item>
            <text:list-item>
              <text:p text:style-name="P7">Подождите, у меня вопрос! - В пару прыжков я преодолел лестничный пролёт, чтобы опоздав всего на мгновение, упустить захлопывающуюся дверь. Я прислонился к дверному косяку. Шагов слышно не было. Вероятно, говорящий всё ещё стоял в прихожей.</text:p>
            </text:list-item>
            <text:list-item>
              <text:p text:style-name="P7">Сэр, послушайте, я не коп. Выслушайте меня или... - здесь я сделал паузу и подумал — почему, собственно, я должен оправдываться перед незнакомым мне мудаком? Я всего-то хотел задать пару вопросов. - ...Или я к херам собачьим вынесу эту дверь и она пригодится тебе в качестве крышки для гроба!<text:span text:style-name="T2"> </text:span><text:span text:style-name="T3">Для большей убедительности я врезал по двери кулаком.</text:span><text:span text:style-name="T3"><office:annotation><dc:creator>&lt;анонимный&gt;</dc:creator><dc:date>2021-03-24T23:46:08.45</dc:date><text:p text:style-name="P50"><text:span text:style-name="T8">Мне не нравится этот фрагмент, но я расписал его дальше по тексту и мне лень вычёркивать его. Если совсем неуместно, говорите, перепишу. Пока так.</text:span></text:p></office:annotation></text:span></text:p>
            </text:list-item>
            <text:list-item>
              <text:p text:style-name="P7">Тебе поразительно легко удаётся переходить «на ты» <text:s/>— с укоризной заметил поднимающийся вслед за мной Арнольд, - легко находишь контакт с людьми. </text:p>
            </text:list-item>
          </text:list>
        </text:list-item>
      </text:list>
      <text:p text:style-name="P3">Я хотел огрызнуться, но вовремя остановил себя. Не хватало ещё на Арни срываться. Пожав плечами, я сделал шаг в сторону, облокотившись на перила. </text:p>
      <text:list xml:id="list8125876760337627216" text:style-name="L3">
        <text:list-item>
          <text:list>
            <text:list-item>
              <text:p text:style-name="P8">Вперёд, Арнольд, покажи мне как это делается.</text:p>
            </text:list-item>
          </text:list>
        </text:list-item>
      </text:list>
      <text:p text:style-name="P3"><text:tab/>Мой спутник выждал небольшую паузу и постучал костяшками пальцев по двери. А когда ему никто не ответил, он повторил стук, сопроводив его по-идиотски невозмутимым вопросом: </text:p>
      <text:list xml:id="list220626990081437098" text:style-name="L4">
        <text:list-item>
          <text:list>
            <text:list-item>
              <text:p text:style-name="P9">Сэр, вы дома?</text:p>
            </text:list-item>
            <text:list-item>
              <text:p text:style-name="P9">Не знаю как у того парня, чугунок, а у тебя точно не все. - проворчал Джонатан. </text:p>
            </text:list-item>
          </text:list>
        </text:list-item>
      </text:list>
      <text:p text:style-name="P3">«Чугунок», разумеется, не прореагировал. </text:p>
      <text:list xml:id="list8015155755500087837" text:style-name="L5">
        <text:list-item>
          <text:list>
            <text:list-item>
              <text:p text:style-name="P10">Сэр, мой друг ужасно вспыльчив, – продолжил Арнольд, – <text:s/>но обещаю вам, он будет держать себя в руках. Верно, Джон? </text:p>
            </text:list-item>
          </text:list>
        </text:list-item>
      </text:list>
      <text:p text:style-name="P3">Миролюбивые интонации Арнольда привели меня в чувство и мне стало немного стыдно за свою выходку. Я молча покивал головой. </text:p>
      <text:list xml:id="list6684785089843230908" text:style-name="L6">
        <text:list-item>
          <text:list>
            <text:list-item>
              <text:p text:style-name="P11">Джон, тебя не слышно.</text:p>
            </text:list-item>
            <text:list-item>
              <text:p text:style-name="P11">Буду держать себя в руках. - Пришлось пробурчать мне. </text:p>
              <text:p text:style-name="P11">Арнольд удовлетворённо кивнул. – <text:s/>Если вы не хотите открывать дверь, это вовсе не обязательно. Я просто задам вам несколько вопросов, а вы, если захотите, ответите на них.</text:p>
            </text:list-item>
          </text:list>
        </text:list-item>
      </text:list>
      <text:p text:style-name="P3">За дверью раздалось ворчание.</text:p>
      <text:list xml:id="list40355185" text:continue-numbering="true" text:style-name="L6">
        <text:list-item>
          <text:list>
            <text:list-item>
              <text:p text:style-name="P11">Хорошо. Но вам придётся перестать называть меня «сэр».<office:annotation><dc:creator>&lt;анонимный&gt;</dc:creator><dc:date>2021-03-24T23:47:32.45</dc:date><text:p text:style-name="P50"><text:span text:style-name="T8">Стоит вернуться по тексту вверх и описать голос как непонятно кому принадлежащий - мужчине или женщине? </text:span></text:p></office:annotation></text:p>
            </text:list-item>
          </text:list>
        </text:list-item>
      </text:list>
      <text:p text:style-name="P3">Дверь, щёлкнув несколькими замками, открылась на всю длину удерживающей её цепочки и в проёме показалось морщинистое лицо с крючковатым носом. Старуха держала в одной руке сигарету, а в другой — медицинскую маску. </text:p>
      <text:p text:style-name="P3">Отлично день начинается. Ещё двенадцати нет, а я уже грозился убить пожилую и явно нездоровую леди. Обычно такое происходит чуть позже и уж точно не на трезвую голову. </text:p>
      <text:list xml:id="list4203205432995714388" text:style-name="L7">
        <text:list-item>
          <text:list>
            <text:list-item>
              <text:p text:style-name="P12"><text:soft-page-break/>Ох, мэм, мне так жаль... Начал я.</text:p>
            </text:list-item>
            <text:list-item>
              <text:p text:style-name="P12">Миссис Хэллен. - Просипела она выпуская облако дыма.</text:p>
            </text:list-item>
            <text:list-item>
              <text:p text:style-name="P12">Я Арнольд, а это мой друг — Джон Поттен. </text:p>
            </text:list-item>
            <text:list-item>
              <text:p text:style-name="P12">Да, он уже представлялся. - Она говорила с длинными паузами между словами, делая глубокий вдох сквозь пластиковую маску.</text:p>
            </text:list-item>
            <text:list-item>
              <text:p text:style-name="P12">Миссис Хэллен, нам совершенно необходимо найти Туси, а вы говорили о нём так, будто бы знаете о его судьбе. Он переехал? </text:p>
            </text:list-item>
            <text:list-item>
              <text:p text:style-name="P12">Он умер.</text:p>
              <text:p text:style-name="P12"/>
            </text:list-item>
          </text:list>
        </text:list-item>
      </text:list>
      <text:p text:style-name="P3">Ну вот, отличная новость. Единственный кто знал о местонахождении ячейки моего преставившегося дедушки, сам сыграл в ящик.</text:p>
      <text:list xml:id="list7989498159256696608" text:style-name="L8">
        <text:list-item>
          <text:list>
            <text:list-item>
              <text:p text:style-name="P13">Какая трагедия! – Картинно раскинул руки Арнольд, – <text:s/>как это могло случиться?</text:p>
            </text:list-item>
          </text:list>
        </text:list-item>
      </text:list>
      <text:p text:style-name="P3">На мой взгляд, он переигрывал. Тем не менее его подход работал лучше моего. </text:p>
      <text:list xml:id="list5934247014210405759" text:style-name="L9">
        <text:list-item>
          <text:list>
            <text:list-item>
              <text:p text:style-name="P14">Вы точно не копы? - Прохрипела карга с подозрением.</text:p>
            </text:list-item>
            <text:list-item>
              <text:p text:style-name="P14"><text:s/>Слушайте, мэм, мы настолько не копы, что и сами не хотим, чтобы наш разговор дошёл до их ушей - Вмешался я, обведя подозрительно притихшую лестничную клетку взглядом. Арнольд покосился в мою сторону, но кажется тон которым это было сказано, его устроил. </text:p>
            </text:list-item>
            <text:list-item>
              <text:p text:style-name="P14">Ладно, чёрт с вами. - Смилостивилась старуха и сняла цепочку с двери. </text:p>
              <text:p text:style-name="P14"/>
            </text:list-item>
          </text:list>
        </text:list-item>
      </text:list>
      <text:p text:style-name="P3"><text:tab/>Внутри удушающе пахло аптекой и пылью. Из тесной прихожей мы прошли в комнату которая, судя по всему, служила старухе гостиной. Окна были завешены плотной тканью, здесь царил полумрак. Словно бы поняв ход моих мыслей, старуха буркнула: </text:p>
      <text:list xml:id="list5226749667496328821" text:style-name="L10">
        <text:list-item>
          <text:list>
            <text:list-item>
              <text:p text:style-name="P15">От света глаза болят.</text:p>
            </text:list-item>
          </text:list>
        </text:list-item>
      </text:list>
      <text:p text:style-name="P3">Леди явно не бедствовала, во всяком случае по меркам этого города. Комната была обставлена по образцу прошедшего века, интерьер времён её молодости — чайный сервиз накрытый салфеткой, позеленевшая медная статуэтка мужика в парике — наверняка президент, наверняка не меньше двадцатки на блошином рынке. Несмотря на достаток, квартира производила на меня скорее отталкивающее впечатление. Мы уселись за стол покрытый выцветшей скатертью. </text:p>
      <text:list xml:id="list7734823915794529238" text:style-name="L11">
        <text:list-item>
          <text:list>
            <text:list-item>
              <text:p text:style-name="P16">Чёртов торчок просадил все свои сбережения. Он даже не заплатил мне за последний месяц! - Старушка сразу перешла к важным вопросам, без лишних танцев.</text:p>
            </text:list-item>
            <text:list-item>
              <text:p text:style-name="P16">Сколько он был должен вам, Хэллен?</text:p>
            </text:list-item>
          </text:list>
        </text:list-item>
      </text:list>
      <text:p text:style-name="P3">Кажется старуха ожидала этого вопроса и с упоением начала перечислять долги покойного постояльца. </text:p>
      <text:list xml:id="list271464804437281992" text:style-name="L12">
        <text:list-item>
          <text:list>
            <text:list-item>
              <text:p text:style-name="P17">...И это без учёта пользования канализацией! - наконец <text:s/>подытожила она</text:p>
            </text:list-item>
            <text:list-item>
              <text:p text:style-name="P17">Да, сумма получилась не малая. По всему выходит не меньше полусотни? - Я решил перехватить инициативу в разговоре, вполне готовый к тому, что Арни потянется за кошельком.</text:p>
            </text:list-item>
          </text:list>
        </text:list-item>
      </text:list>
      <text:list xml:id="list6444917636713786157" text:style-name="L13">
        <text:list-item>
          <text:list>
            <text:list-item>
              <text:p text:style-name="P18">Пятьдесят два доллара и семьдесят центов, молодой человек. У нас, стариков, любая монета под счёт, иначе концов не свести.</text:p>
            </text:list-item>
          </text:list>
        </text:list-item>
      </text:list>
      <text:list xml:id="list2061160784398044949" text:style-name="L14">
        <text:list-item>
          <text:list>
            <text:list-item>
              <text:p text:style-name="P19">Да, мэм, вы достойны лучшего. Правительству стоит чаще прислушиваться к простому народу. - я был готов поклясться, что Арни цинично цитировал отрывок из радиопередачи услышанной по пути в Кнот-таун, даже интонации менять не стал.</text:p>
            </text:list-item>
            <text:list-item>
              <text:p text:style-name="P19">Правительству на нас насрать, вот мы и заботимся о себе, как можем. - Поддакнула бабка.</text:p>
            </text:list-item>
            <text:list-item>
              <text:p text:style-name="P19">Конечно, миссис Хэллен. Может быть мы сможем помочь друг другу, как и поступают в таких случаях порядочные, деловые люди? </text:p>
            </text:list-item>
          </text:list>
        </text:list-item>
      </text:list>
      <text:p text:style-name="P3">Я пнул этот автомат по раздаче милостыни под столом, и тут же понял, что с мехами такой <text:soft-page-break/>ход срабатывает слабо. От боли моё лицо приобрело настолько ужасное выражение, что грымза, так и не успевшая до конца отойти от моей выходки на лестничной клетке, поспешно добавила: </text:p>
      <text:list xml:id="list6624725749984000740" text:style-name="L15">
        <text:list-item>
          <text:list>
            <text:list-item>
              <text:p text:style-name="P20">Конечно я не предлагаю вам платить за него всю сумму. Но половину, не меньше!</text:p>
            </text:list-item>
          </text:list>
        </text:list-item>
      </text:list>
      <text:p text:style-name="P3">Она со злостью раздавила окурок в пепельнице и стало часто втягивать воздух через маску, стараясь продемонстрировать нам, насколько несчастную женщину мы ограбили.</text:p>
      <text:list xml:id="list6183799674148455926" text:style-name="L16">
        <text:list-item>
          <text:list>
            <text:list-item>
              <text:p text:style-name="P21">Хорошо, миссис Хэллен. Надеюсь информация будет того стоить. – Арнольд потянулся за кошельком. </text:p>
            </text:list-item>
          </text:list>
        </text:list-item>
      </text:list>
      <text:list xml:id="list4717797952100732766" text:style-name="L17">
        <text:list-item>
          <text:list>
            <text:list-item>
              <text:p text:style-name="P22">У Туси были проблемы, много проблем. Он ведь был нарком, вы же знаете? - Мы молча молча кивнули и она продолжила — Он переехал сюда из новой части города, хотя эта квартира хуже приспособлена для мехов. У вас же совсем другие потребности! — При этих словах она взглянула на Арни, словно опасаясь не выдала ли ненароком его секрет о таинственных «потребностях». </text:p>
            </text:list-item>
            <text:list-item>
              <text:p text:style-name="P22">Я не спрашивала зачем, и вообще не сильно интересовалась его жизнью, но шила в мешке не утаишь. К нему шастали разные личности, но шумно никогда не было. <text:line-break/>Порой он пропадал на несколько дней, но всегда возвращался и исправно приносил за постой, так что против я не была. Одним словом, лучше механ-наркоман, чем какой-нибудь мутант. <text:s/>- Она словно бы сплюнула последнее слово, да с таким чувством, что я поперхнулся чаем и пролил пару горячих капель на Джонатана, который, впрочем, сообразил проглотить крик боли и только саданул меня локтём под рёбра. Арнольд протянул мне салфетку.</text:p>
            </text:list-item>
            <text:list-item>
              <text:p text:style-name="P30"><text:span text:style-name="T1">Так вот однажды, за неделю или, может, две до кончины, к нему пришли солидные джентльмены — слизняк и крепкий такой парень, из механов, но не чета тем, что посещали Туси раньше. Они долго разговаривали, в том числе про этот наркотик, к которому пристрастился Туси. Они называли его «джиджи» или как-то так... Сути мне уловить так и не удалось, но речь явно шла о том, что он должен был что-то им отдать. Когда эти двое ушли, Туси выглядел подавленным и встревоженным. Он ничего не сказал, но я поняла, что он собирается смыться из города. – Старуха замялась, прикурила новую сигарету </text:span><text:span text:style-name="T4">и скомкано подытожила:</text:span><text:span text:style-name="T1"><office:annotation office:name="__Annotation__384_2059364623"><dc:creator>&lt;анонимный&gt;</dc:creator><dc:date>2021-03-24T23:51:25.47</dc:date><text:p text:style-name="P50"><text:span text:style-name="T8">«...и скомкано подытожила:»</text:span><text:span text:style-name="T8"><text:line-break/></text:span><text:span text:style-name="T8"><text:line-break/></text:span><text:span text:style-name="T8">Как по тексту звучит? </text:span></text:p></office:annotation></text:span><office:annotation-end office:name="__Annotation__384_2059364623"/></text:p>
            </text:list-item>
            <text:list-item>
              <text:p text:style-name="P22">Я легла спать. А когда проснулась, он уже был мёртв. </text:p>
            </text:list-item>
          </text:list>
        </text:list-item>
      </text:list>
      <text:list xml:id="list8521274697881655539" text:style-name="L18">
        <text:list-item>
          <text:list>
            <text:list-item>
              <text:p text:style-name="P23">Но как это произошло? – Арнольд не сводил холодного взгляда со старухиного лица. </text:p>
            </text:list-item>
            <text:list-item>
              <text:p text:style-name="P23">Я не знаю.</text:p>
            </text:list-item>
            <text:list-item>
              <text:p text:style-name="P23">Те двое, они возвращались чтобы забрать нужную им вещь? </text:p>
            </text:list-item>
            <text:list-item>
              <text:p text:style-name="P23">Да.</text:p>
            </text:list-item>
            <text:list-item>
              <text:p text:style-name="P23">И что же это было? </text:p>
            </text:list-item>
            <text:list-item>
              <text:p text:style-name="P23">Думаю, это была его голова. </text:p>
            </text:list-item>
          </text:list>
        </text:list-item>
      </text:list>
      <text:p text:style-name="P3"><text:s/></text:p>
      <text:p text:style-name="P3">Я стоял на крыльце и курил. Голова неприятно гудела, в носу всё ещё стоял запах нафталина и табачного дыма. Впечатления от чаепития с миссис Грымзой, остались хуже некуда.</text:p>
      <text:p text:style-name="P3">Казалось старуха чего-то не договаривала, хотя, по всей видимости, это были несущественные для нашего дела детали. <text:s text:c="2"/></text:p>
      <text:list xml:id="list5849804746044813155" text:style-name="L19">
        <text:list-item>
          <text:list>
            <text:list-item>
              <text:p text:style-name="P24">Как ты думаешь, Джо — она сама его пришибла или сообщила о побеге тем двоим? – Арнольд задавался теми же вопросами что и я.</text:p>
            </text:list-item>
            <text:list-item>
              <text:p text:style-name="P24"><office:annotation office:name="__Annotation__385_2059364623"><dc:creator>&lt;анонимный&gt;</dc:creator><dc:date>2021-03-24T23:52:55.47</dc:date><text:p text:style-name="P50"><text:span text:style-name="T8">Вот здесь что-то не так, перепиши, заебал</text:span></text:p></office:annotation>Лучше бы спросили что я думаю. – Высунулся сквозь полы рубашки Джонатан, и не дожидаясь нашего ответа, продолжил: <office:annotation-end office:name="__Annotation__385_2059364623"/></text:p>
            </text:list-item>
            <text:list-item>
              <text:p text:style-name="P24">Я думаю, что она старая, фашистская сука и больше четвертака за месяц в такой дыре ни один кретин платить бы не стал. </text:p>
            </text:list-item>
          </text:list>
        </text:list-item>
      </text:list>
      <text:p text:style-name="P3"/>
      <text:p text:style-name="P3">Мы переместились в закусочную. Я взял кофе себе и Джонатану.</text:p>
      <text:list xml:id="list8261530283501686554" text:style-name="L20">
        <text:list-item>
          <text:list>
            <text:list-item>
              <text:p text:style-name="P25">Арни, зачем кому-то может понадобиться чужая башка? <text:s/></text:p>
            </text:list-item>
          </text:list>
        </text:list-item>
      </text:list>
      <text:list xml:id="list2642664951242398181" text:style-name="L21">
        <text:list-item>
          <text:list>
            <text:list-item>
              <text:p text:style-name="P26"><text:soft-page-break/>Голова механа? Продажа частей наших тел строго преследуется по закону. Чтобы решиться на такое преступление нужно иметь вескую причину.</text:p>
            </text:list-item>
            <text:list-item>
              <text:p text:style-name="P26">Арни, посмотри вокруг. Это нищий город. Какие ещё нужны причины? </text:p>
            </text:list-item>
            <text:list-item>
              <text:p text:style-name="P26">Вы спорите не о том - Джонатан сделал невероятно долгий глоток кофе растягивая паузу, - главное не «зачем», а «куда». </text:p>
            </text:list-item>
            <text:list-item>
              <text:p text:style-name="P26">И как бы ты ответил на свой вопрос? </text:p>
            </text:list-item>
          </text:list>
        </text:list-item>
      </text:list>
      <text:p text:style-name="P3">Джонатан широко развёл руками, давая нам понять, что его дело — задавать правильные вопросы, а не отвечать на них. <text:s text:c="2"/></text:p>
      <text:list xml:id="list40357697" text:continue-numbering="true" text:style-name="L21">
        <text:list-item>
          <text:list>
            <text:list-item>
              <text:p text:style-name="P26">Миссис Хэллен говорила, что у Туси были проблемы с наркотиками. </text:p>
            </text:list-item>
            <text:list-item>
              <text:p text:style-name="P26">Верно, с ди-джи! - Джонатан заметно оживился. То ли тема наркотиков брала за живое, то ли двойной эспрессо подействовал.</text:p>
            </text:list-item>
            <text:list-item>
              <text:p text:style-name="P26">Что это? </text:p>
            </text:list-item>
            <text:list-item>
              <text:p text:style-name="P26">Эх, железяка, тебе ли не знать? Это ведь единственная дурь, с которой ты мог бы заторчать. Деталей не знаю, но ваши ребята его обожают — собираются вокруг кабеля и кайфуют до отключки. </text:p>
            </text:list-item>
          </text:list>
        </text:list-item>
      </text:list>
      <text:p text:style-name="P3">Я продолжил мысль брата:</text:p>
      <text:list xml:id="list2620367625019925971" text:style-name="L22">
        <text:list-item>
          <text:list>
            <text:list-item>
              <text:p text:style-name="P31">Арни, это такая наркота, которая распространяется по проводам. Подключаешься и ловишь кайф. А уж что внутри происходит, тут Джонатан верно говорит — тебе должно быть виднее. </text:p>
            </text:list-item>
          </text:list>
        </text:list-item>
      </text:list>
      <text:list xml:id="list40374515" text:continue-list="list40357697" text:style-name="L21">
        <text:list-item>
          <text:list>
            <text:list-item>
              <text:p text:style-name="P26">Люди, которые к нему приходили и, по всей видимости, забравшие его бошку — <text:s/>не думаю, что они печенье разносили. Однозначно барыги. - С видом бывалого знатока вывалил мой брат невпопад.</text:p>
            </text:list-item>
            <text:list-item>
              <text:p text:style-name="P26">Если они барыги, то на кой чёрт им забирать голову у мёртвого меха?</text:p>
            </text:list-item>
            <text:list-item>
              <text:p text:style-name="P26">Вопрос риторический? Или ты предлагаешь на картах погадать? Хрен знает, может он задолжал им и они решили открутить ему бошку, чтобы другим не повадно было? <text:s/></text:p>
              <text:p text:style-name="P26"/>
            </text:list-item>
          </text:list>
        </text:list-item>
      </text:list>
      <text:p text:style-name="P3">Не смотря на препирательства (а может быть и благодаря им), через некоторое время наш план стал ясен как день — найти местный притон где торгуют доступом к ди-джи, а дальше действовать по обстоятельствам. Что бы мы сейчас ни придумывали, нам, очевидно, оставалось одно: искать бошку Туси, надеясь, что блок памяти всё ещё цел. <office:annotation><dc:creator>&lt;анонимный&gt;</dc:creator><dc:date>2021-03-24T23:39:54.48</dc:date><text:p text:style-name="P50"><text:span text:style-name="T8">На мой взгляд, будет лишним разворачивать эту цепочку размышлений в диалоге. Но если сочтёте нужным — напишу. Разверни может, описать в виде мыслей джо</text:span></text:p></office:annotation></text:p>
      <text:p text:style-name="P3"/>
      <text:p text:style-name="P3"><text:tab/>Я огляделся по сторонам. В тени у лестницы забегаловки копошился механ весьма жалкого вида. Вообще в этом городе довольно много бедолаг, среди которых наш Арни выглядит столичным пижоном. Но этот парень мог претендовать на первое место в списке уродов Кнот-тауна. </text:p>
      <text:p text:style-name="P3">Корпус механа был закреплён на доске с четырьмя колёсиками заменяющим ему ноги. Кисти рук обмотаны грязными промасленными тряпками, ими он отталкивался от земли придавая ускорение «скейту». Судя по прожжённому и неаккуратно перепаянному входу в черепной коробке, парень давно и плотно пристрастился к «ди-джи».</text:p>
      <text:list xml:id="list9055635517701107878" text:style-name="L23">
        <text:list-item>
          <text:list>
            <text:list-item>
              <text:p text:style-name="P27">Эй, торчок! - второй вариант <office:annotation office:name="__Annotation__386_2059364623"><dc:creator>&lt;анонимный&gt;</dc:creator><dc:date>2021-03-24T23:54:05.50</dc:date><text:p text:style-name="P50"><text:span text:style-name="T8">Джо даёт всем прозвища. Мне кажется, это его споосб запоминать людей: миссис «грымза», «скейтер», «беспечный ездок» и т. д. Всем, кроме Джонатана и почему-то Арнольда. </text:span><text:span text:style-name="T8"><text:line-break/></text:span><text:span text:style-name="T8">Ближе к концу будет диалог на эту тему между Поттенами.</text:span></text:p></office:annotation>клички<office:annotation-end office:name="__Annotation__386_2059364623"/> звучал ещё обидней, так что корить мне себя было не за что. </text:p>
            </text:list-item>
          </text:list>
        </text:list-item>
      </text:list>
      <text:list xml:id="list7806633079725159898" text:style-name="L24">
        <text:list-item>
          <text:list>
            <text:list-item>
              <text:p text:style-name="P28">Сэр? - скейтбродист повернулся ко мне и уже в который раз я удивился своей недавно приобретённой способности распознавать эмоции механов: на его железной морде отчётливо читалось оскорблённое достоинство. Да, я-то рассчитывал, что он отнесётся к моим словам проще. </text:p>
            </text:list-item>
            <text:list-item>
              <text:p text:style-name="P28">Моему другу очень надо попасть в то местечко, в которое, как я понимаю, ты частенько наведываешься. Можешь представить нас своим друзьям? </text:p>
            </text:list-item>
            <text:list-item>
              <text:p text:style-name="P28">Не понимаю о каком месте вы говорите, сэр. - Я почувствовал, что в который раз за день <office:annotation office:name="__Annotation__387_2059364623"><dc:creator>&lt;анонимный&gt;</dc:creator><dc:date>2021-03-24T23:55:58.50</dc:date><text:p text:style-name="P50"><text:span text:style-name="T8">У Джо явные проблемы с управлением гнева, заметили?</text:span></text:p></office:annotation>начинаю закипать.<office:annotation-end office:name="__Annotation__387_2059364623"/> Может сказывается жара и похмелье но я ненавижу, когда мне крутят яйца ради пятёрки. Впрочем, после всего произошедшего, бить этого <text:soft-page-break/>бедолагу я точно не стал бы, так что во имя божьей любви я сделал медленный выдох.</text:p>
            </text:list-item>
            <text:list-item>
              <text:p text:style-name="P28">Ох, да твою же мать... Слушай, ладно, кажется мы не так начали. Что насчёт пятёрки? </text:p>
            </text:list-item>
            <text:list-item>
              <text:p text:style-name="P33">Пожалуй это могло бы загладить нанесённую вами обиду, но этого явно не хватит, для того, чтобы стать друзьями… - <text:s/>Парень явно вошёл в роль оскорблённого интеллигента. Лупить его, да ещё и на глазах у Арни, по прежнему не хотелось.</text:p>
            </text:list-item>
            <text:list-item>
              <text:p text:style-name="P33">Шельма... Десятка? </text:p>
            </text:list-item>
            <text:list-item>
              <text:p text:style-name="P33">Разве есть такое недопонимание между людьми, которое не уладит десятка?Следуйте за мной, мистер!</text:p>
            </text:list-item>
          </text:list>
        </text:list-item>
      </text:list>
      <text:p text:style-name="P1">Я махнул рукой Арни и тронулся вслед за скейтбордистом, который поднажал во всю прыть, только пыль из под колёс летела, даром что парнишка безногий. </text:p>
      <text:p text:style-name="P1"/>
      <text:p text:style-name="P1"><text:tab/>Беспечный ездок остановился у железной будки уходящей ступенями в подвал. Из будки торчал моток проводов протянутых к столбу неподалёку. </text:p>
      <text:list xml:id="list4420809550286606779" text:style-name="L25">
        <text:list-item>
          <text:list>
            <text:list-item>
              <text:p text:style-name="P34">Мистер, могу я получить свою десятку?</text:p>
            </text:list-item>
          </text:list>
        </text:list-item>
      </text:list>
      <text:p text:style-name="P1">По правде говоря, давать десятку за десятиминутную прогулку в моём обществе, по баксу за минуту — это слишком. Конечно я догадывался, что мы втроём не самая приятная компания, но чёрт, не настолько же. - Слушай ты, жертва утилизации... - начал я было, но тычок железной конечности Арнольда оборвал меня на полуслове. </text:p>
      <text:list xml:id="list6728247139047165458" text:style-name="L26">
        <text:list-item>
          <text:list>
            <text:list-item>
              <text:p text:style-name="P35">Конечно. Прошу вас. - Арни аккуратно разгладил купюру прежде чем протянуть её попрошайке и шепнул мне: - Джо, это не самый подходящий момент для того, чтобы поднимать шумиху. <text:s/></text:p>
            </text:list-item>
          </text:list>
        </text:list-item>
      </text:list>
      <text:list xml:id="list7414440963567402407" text:style-name="L27">
        <text:list-item>
          <text:list>
            <text:list-item>
              <text:p text:style-name="P36">Благодарю вас, господа. - Промямлил инвалид, скрываясь в темноте подвала. <text:line-break/><text:line-break/></text:p>
            </text:list-item>
          </text:list>
        </text:list-item>
      </text:list>
      <text:p text:style-name="P1">17.03.2021</text:p>
      <text:p text:style-name="P1">425 2665<text:line-break/><text:line-break/><text:line-break/><office:annotation office:name="__Annotation__504_2059364623"><dc:creator>&lt;анонимный&gt;</dc:creator><dc:date>2021-03-25T00:17:07.50</dc:date><text:p text:style-name="P50"><text:span text:style-name="T8">Наверное я так и продолжу делить главы на двое: от лица Джо и от лица Арнольда, тк это больше соответствует структуре квеста. </text:span></text:p></office:annotation>Кнот-таун, задворки, Арнольд.<office:annotation-end office:name="__Annotation__504_2059364623"/></text:p>
      <text:p text:style-name="P1"/>
      <text:p text:style-name="P1">Солнце плавно спускалось к горизонту, тени становились всё длиннее. Часовая стрелка лениво тащилась по циферблату между шестью и семью. <text:s/></text:p>
      <text:list xml:id="list3814167939025188441" text:style-name="L28">
        <text:list-item>
          <text:list>
            <text:list-item>
              <text:p text:style-name="P37">Арни, ты уверен? Мы можем просто ворваться туда с пушкой и забрать эту проклятую бошку. - Джо похлопал себя по бедру, где в кармане брюк скрывался револьвер. Джонатан раздвинул полы рубашки и с трудом вывернув шею уставился на брата. В его мимике и жестах считывалось раздражение и, если не ошибаюсь, сарказм. </text:p>
            </text:list-item>
          </text:list>
        </text:list-item>
      </text:list>
      <text:list xml:id="list3780033264276007174" text:style-name="L29">
        <text:list-item>
          <text:list>
            <text:list-item>
              <text:p text:style-name="P38">Твой паршивый сайрус даёт одну осечку на три выстрела, а мощности едва хватает на то, чтобы обоссаную туалетную бумагу продырявить. Если ты думаешь, что внутри нас встретит кучка обдолбанных хиппи, то должен тебя разочаровать. Это, в конце концов, наркота. Где наркота — там деньги. А где деньги, там и пушки. Тот, кто держит этих нарков за жабры, просто так нам нихрена не отдаст. <text:s/>- Джонатан провёл ребром ладони в том месте, где по его мнению находилась шея. - Сунемся туда — и нам крышка.</text:p>
            </text:list-item>
            <text:list-item>
              <text:p text:style-name="P38">Джон, я согласен с твоей <office:annotation office:name="__Annotation__406_2059364623"><dc:creator>&lt;анонимный&gt;</dc:creator><dc:date>2021-03-24T23:58:25.51</dc:date><text:p text:style-name="P50"><text:span text:style-name="T8">Арнольд и Джонатан очевидные противоположности, которые щедро посыпают друг друга язвительными замечаниями. Джо часто подчёркивает, что не всегда может понять,чем, со стороны Арнольда являются эти перебранки — иронией или нет. Вот и здесь так же: с одной стороны Арнольд дразнит Джоантана обзывая «опухолью», а с другой, Арнольд не воспринимает Поттена-младшего как самостоятельную личность, предпочитая думать о нём, как, например, о мутировавшем органе. </text:span><text:span text:style-name="T8"><text:line-break/></text:span><text:span text:style-name="T8">Именно этого подхода надо придерживаться дальше. </text:span></text:p></office:annotation>опухолью<office:annotation-end office:name="__Annotation__406_2059364623"/>. Уверен, будет намного безопасней если я пойду один и нам не придётся устраивать перестрелку с наркокартелем. </text:p>
            </text:list-item>
          </text:list>
        </text:list-item>
      </text:list>
      <text:list xml:id="list3213933641636068356" text:style-name="L30">
        <text:list-item>
          <text:list>
            <text:list-item>
              <text:p text:style-name="P39">Смотри, братец, чугунок не против ширнуться. Всё будет в порядке. </text:p>
            </text:list-item>
          </text:list>
        </text:list-item>
      </text:list>
      <text:p text:style-name="P1">Перспектива «ширнуться» меня не радовала. Сказать по правде, у меня не было достаточно данных о действии «ди-джи» на мозги механов, но внешний вид, а порой и эксцентричное <text:soft-page-break/>поведение представителей моего народа, пристрастившихся к цифровому наркотику сформировали во мне стойкую неприязнь ко всякого рода методам расширения сознания. </text:p>
      <text:list xml:id="list720192800608836223" text:style-name="L31">
        <text:list-item>
          <text:list>
            <text:list-item>
              <text:p text:style-name="P40">Не стоит тянуть. Я зайду внутрь, разузнаю как там всё устроено и постараюсь узнать о судьбе блока памяти. Если что-то пойдёт не так — сообщу управляющему, что оценка увиденного разошлась с предварительными расчётами и ретируюсь. </text:p>
            </text:list-item>
            <text:list-item>
              <text:p text:style-name="P40">Что ты скажешь? - недоумевая протянул Поттен-старший. Джонатан заметил затруднение на его лице и перевёл — Он переобуется и скажет, что сваливает. </text:p>
            </text:list-item>
            <text:list-item>
              <text:p text:style-name="P40">Ага, отлично. Такой план мне по душе. Тем не менее мы с Джонатаном будем неподалёку. И чтобы вы ни говорили про мой сайрус, я буду держать его наготове. </text:p>
            </text:list-item>
          </text:list>
        </text:list-item>
      </text:list>
      <text:p text:style-name="P1">Я оставил Поттенов и двинулся в сторону подвала. </text:p>
      <text:p text:style-name="P1"/>
      <text:p text:style-name="P1"><text:tab/><office:annotation office:name="__Annotation__428_2059364623"><dc:creator>&lt;анонимный&gt;</dc:creator><dc:date>2021-03-25T00:05:48.51</dc:date><text:p text:style-name="P50"><text:span text:style-name="T8">Ну хуйня же, перепиши</text:span></text:p></office:annotation>Массивная железная дверь приоткрылась. На пороге стоял механ по меньшей мере раза в два массивней меня. Если бы у этого заведения случилось что-то с дверью, он вполне мог бы её заменить прикрыв собой дверной проём. Я прервал поток размышлений на тему попал ли этот парень туда по кускам или же строение возвели вокруг него, отметив их как непродуктивные.<office:annotation-end office:name="__Annotation__428_2059364623"/> </text:p>
      <text:list xml:id="list4716758386717834374" text:style-name="L32">
        <text:list-item>
          <text:list>
            <text:list-item>
              <text:p text:style-name="P41">Доброго дня, сэр.</text:p>
            </text:list-item>
          </text:list>
        </text:list-item>
      </text:list>
      <text:list xml:id="list3918983576174799427" text:style-name="L33">
        <text:list-item>
          <text:list>
            <text:list-item>
              <text:p text:style-name="P42">Чего надо?</text:p>
            </text:list-item>
            <text:list-item>
              <text:p text:style-name="P42">Я бы хотел попробовать немного ди-джи. - фраза соответствовала плану, но я предполагал в формулировке наличие некоего изъяна. <text:s text:c="2"/></text:p>
            </text:list-item>
            <text:list-item>
              <text:p text:style-name="P42">А с чего ты взял, что здесь есть ди-джи, умник?</text:p>
            </text:list-item>
            <text:list-item>
              <text:p text:style-name="P42">Джентльмен с увечьем указал мне на этот подвал. - Подумав я добавил для конкретики: - безногий джентльмен, сэр. </text:p>
            </text:list-item>
            <text:list-item>
              <text:p text:style-name="P49">1NVal1 <text:span text:style-name="T1">сказал, что с тобой был хуман. </text:span></text:p>
            </text:list-item>
            <text:list-item>
              <text:p text:style-name="P42">Я заплатил ему, чтобы он отвёз меня в Кнот-таун и обратно по завершению моего маленького путешествия.</text:p>
            </text:list-item>
            <text:list-item>
              <text:p text:style-name="P42">Откуда ты?</text:p>
            </text:list-item>
            <text:list-item>
              <text:p text:style-name="P42">Из Вавилона.</text:p>
            </text:list-item>
            <text:list-item>
              <text:p text:style-name="P42">Значит ты приехал из Вавилона, чтобы попробовать ди-джи в Кнот-тауне?</text:p>
            </text:list-item>
          </text:list>
        </text:list-item>
      </text:list>
      <text:p text:style-name="P1">Когда он так категорично подытожил мою плохо проработанную историю она не показалась мне такой уж убедительной. Что же, сделаю себе заметку на будущее — «Арнольд, ты не силён в импровизации». Для большей убедительности, буду озвучивать её самыми ехидными интонациями из арсенала Поттена-младшего. <text:line-break/>Мои отчаянные попытки найти внятное продолжение диалога были прерваны скрипом колёс из глубины подвала.</text:p>
      <text:list xml:id="list4713482603075977419" text:style-name="L34">
        <text:list-item>
          <text:list>
            <text:list-item>
              <text:p text:style-name="P43">Эй, да это же мой старый приятель! - скрипучий голос изувеченного механа звучал расслабленно и блаженно. </text:p>
            </text:list-item>
            <text:list-item>
              <text:p text:style-name="P43">Это мой парень, Руф, пусти его. Ручаюсь!</text:p>
            </text:list-item>
          </text:list>
        </text:list-item>
      </text:list>
      <text:p text:style-name="P1">Поручительства хватило. Тьма притона приняла меня в свои уютные объятия сразу после того, как банкнота в десять вавилонских баксов перекочевала в руки секъюрити.</text:p>
      <text:p text:style-name="P2"><office:annotation office:name="__Annotation__430_2059364623"><dc:creator>&lt;анонимный&gt;</dc:creator><dc:date>2021-03-25T00:07:27.53</dc:date><text:p text:style-name="P50"><text:span text:style-name="T8">Переформулировать, говно</text:span></text:p><text:p text:style-name="P50"><text:span text:style-name="T8">В помещении ощущались сильные (электромагнитные) помехи — как гул роя насекомых (пчёл)</text:span></text:p></office:annotation><text:span text:style-name="T7">В общем фоне помещения ощущалось электромагнитное излучение, словно лёгкое покалывание множества игл раздражающее рецепторы. </text:span><office:annotation-end office:name="__Annotation__430_2059364623"/></text:p>
      <text:list xml:id="list2477810535483354168" text:style-name="L35">
        <text:list-item>
          <text:list>
            <text:list-item>
              <text:p text:style-name="P44">Называй меня Вали, приятель. - покровительственно заявил мой наркотический Вергилий, шуршащий по полу обмотками рук. </text:p>
            </text:list-item>
          </text:list>
        </text:list-item>
      </text:list>
      <text:p text:style-name="P1">Мы прошли по коридору в холл. <office:annotation office:name="__Annotation__464_2059364623"><dc:creator>&lt;анонимный&gt;</dc:creator><dc:date>2021-03-25T00:12:37.53</dc:date><text:p text:style-name="P50"><text:span text:style-name="T8">Вообще это первый момент, когда Арнольд сталкивается с подобным и понимает, что же стряслось 2С. Надо переписать, добавив его впечатления. </text:span></text:p><text:p text:style-name="P50"><text:span text:style-name="T8">С</text:span></text:p></office:annotation>Под потолком комнаты, словно уродливая люстра, была подвешена голова механа успевшая изменить свою конфигурацию под нужды предназначения: черты лица были стёрты за ненадобностью.<office:annotation-end office:name="__Annotation__464_2059364623"/> На макушке череп разошёлся тремя лепестками, <office:annotation office:name="__Annotation__431_2059364623"><dc:creator>&lt;анонимный&gt;</dc:creator><dc:date>2021-03-25T00:07:48.53</dc:date><text:p text:style-name="P50"><text:span text:style-name="T8">А это Ты, Лер, подчёркивала. Комментарии открываются комбинацией стрл+альт+с</text:span></text:p></office:annotation>трансформировавшимися <office:annotation-end office:name="__Annotation__431_2059364623"/>в ребристые панели охлаждения, сквозь которые входил тянущийся из потолка экранированный кабель. <office:annotation office:name="__Annotation__432_2059364623"><dc:creator>&lt;анонимный&gt;</dc:creator><dc:date>2021-03-25T00:08:47.53</dc:date><text:p text:style-name="P50"><text:span text:style-name="T8">Ну ты ебобо? Где челюсть, а где дырка?</text:span></text:p></office:annotation>Нижняя челюсть сместилась и разошлась в стороны, обнажая, в месте крепления позвоночных сегментов<office:annotation-end office:name="__Annotation__432_2059364623"/>, паутину из <text:soft-page-break/>десятка проводов. </text:p>
      <text:p text:style-name="P1">Коннекторы были протянуты к стенам подвала, где на матрасах или просто на голом полу, скрючились посетители сервера-притона. </text:p>
      <text:p text:style-name="P1">У некоторых из них, тех, кто производил впечатление новичков, на лицах читалось блаженство. Один из ссутулившихся у стены шептал что-то невнятное, отдалённо напоминающее священную мантру восхваления. Другой совершал повторяющиеся движения рукой вдоль корпуса и <office:annotation office:name="__Annotation__461_2059364623"><dc:creator>&lt;анонимный&gt;</dc:creator><dc:date>2021-03-25T00:09:37.53</dc:date><text:p text:style-name="P50"><text:span text:style-name="T8">Русин звук, лол</text:span></text:p><text:p text:style-name="P50"><text:span text:style-name="T8">Гудел, механ, все-таки</text:span></text:p></office:annotation>протяжно мычал<office:annotation-end office:name="__Annotation__461_2059364623"/>. Но на лицах большинства из них не читалось ровным счётом никаких эмоций. Забытье. Я слышал истории про «пустых» - механах, чьи мозги были выжжены ЭМ-импульсом в пустошах Предела. Теряющие разум пустые, словно зомби из сказок, бродили в пустоте предельных земель направляемые инстинктивными паттернами спинного мозга. Думаю описанное мало чем отличалось от состояния бедолаг гибнущих в этом подвале. </text:p>
      <text:p text:style-name="P1"><text:tab/>В движениях Вали по мере приближения к серверу оставалось всё меньше плавности, по его телу волнами проходила дрожь, мешавшая удержать окислившийся коннектор. При мысли о том, что мне предстоит воткнуть в себя нечто подобное мне стало отвратительно и страшно. </text:p>
      <text:list xml:id="list3896786858287242892" text:style-name="L36">
        <text:list-item>
          <text:list>
            <text:list-item>
              <text:p text:style-name="P45">Ты поможешь? - спросил Вали стараясь выглядеть невозмутимым. Удавалось плохо. Голос был плаксив, казалось что вот-вот и он будет готов воткнуть коннектор куда угодно, хоть в глаз.</text:p>
            </text:list-item>
          </text:list>
        </text:list-item>
      </text:list>
      <text:p text:style-name="P1">Я взял провод и потянулся к его затылку. Вход был искорёжен. Металлический трёхлепестковый сфинктер отказывался открываться — сегменты были помяты и исцарапаны. Вали, однозначно знал все особенности своей эрогенной зоны и протянув руки к затылку, попытался раздвинуть дырку, пока я засовываю провод. Через пару минут он сдался. </text:p>
      <text:list xml:id="list2696169196524049866" text:style-name="L37">
        <text:list-item>
          <text:list>
            <text:list-item>
              <text:p text:style-name="P46">Давай под челюсть.</text:p>
            </text:list-item>
          </text:list>
        </text:list-item>
      </text:list>
      <text:p text:style-name="P1">Я знаю анатомию, хотя и не с такой специфической стороны. Подчелюстной тракт не предназначен для соединений такого рода. Пропускная способность шины заметно меньше чем входящий поток. Пара тройка приёмов сигнала такой мощности выжигают провода питающие глазные сенсоры. </text:p>
      <text:list xml:id="list8702030009854300403" text:style-name="L38">
        <text:list-item>
          <text:list>
            <text:list-item>
              <text:p text:style-name="P47">Ты уверен? </text:p>
            </text:list-item>
          </text:list>
        </text:list-item>
      </text:list>
      <text:p text:style-name="P1">Вали хотел как-то прокомментировать мой вопрос, но вместо этого стал нащупывать пульсацию электрического поля.</text:p>
      <text:p text:style-name="P1">На этот раз коннектор вошёл как по маслу. Через пару секунд глаза Вали закатились, тело обмякло. Мои пальцы лежащие на оплётке провода почувствовали повышение температуры.</text:p>
      <text:p text:style-name="P1">Валли был готов. </text:p>
      <text:p text:style-name="P1"><text:tab/>Кажется наступила моя очередь. В подвале, несмотря на присутствие нескольких тел, было безжизненно. Я покосился в сторону головы-сервера оценивая свои шансы вырвать её из креплений и смотаться не наведя шума. Сквозь узкие запыленные окошки затянутые мелкой ржавой сеткой едва просачивались лучи света. Шансов пропихнуть сквозь них голову было немного, а пролезть самому, отбиваясь от обезумевших наркоманов, мне бы не удалось ни при каких условиях.</text:p>
      <text:p text:style-name="P1">Я взял один из наименее грязных коннекторов в руки, нащупал девственно чистый затылочный вход и вошёл на сервер.</text:p>
      <text:p text:style-name="P1"><text:tab/>Картинка поступающая с сенсоров свернулась цветным водоворотом оставив гаснуть на внутреннем проекторе призрачные силуэты подвала. </text:p>
      <text:p text:style-name="P1"><office:annotation><dc:creator>&lt;анонимный&gt;</dc:creator><dc:date>2021-03-25T00:10:00.54</dc:date><text:p text:style-name="P50"><text:span text:style-name="T8">Что-то мне тяжко перечитывать про ширку. Если найдёте что-то - дайте коммент перепишу. </text:span></text:p></office:annotation></text:p>
      <text:p text:style-name="P1">Если бы я захотел описать Джо или другому органику что испытывает механ при подключении, мне бы не удалось подобрать нужных слов. Этот вид восприятия не конвертируется во что-то понятное не-механу.</text:p>
      <text:p text:style-name="P1">На верхнем уровне было грязно как в загаженной прихожей: логи авторизации, предзаполненные пароли и закэшированные ошибки вызывали чувство брезгливости. Объединившись с хранилищем данных я перешёл к зашифрованному порту возле которого копошились информационные сущности наркоманов. Цифровой поток ди-джи интенсивно <text:soft-page-break/>перекачивался по каналам связи, меняя нестройный код страждущих, полный скопившихся ошибок на примитивную последовательность импульсов, простота которых не допускала отклонений от заданной частоты пульсации нулей и единиц. <office:annotation office:name="__Annotation__462_2059364623"><dc:creator>&lt;анонимный&gt;</dc:creator><dc:date>2021-03-25T00:11:16.54</dc:date><text:p text:style-name="P50"><text:span text:style-name="T8">Хуйню сморозил? Или глаза не режет?</text:span></text:p></office:annotation>Самовоспроизводящаяся гармоника была выстроена таким образом, что продолжение каждого импульса было прописано предыдущей комбинацией.<office:annotation-end office:name="__Annotation__462_2059364623"/> Гипнотическое мерцание увлекало моё внимание даже без соединения с портом. </text:p>
      <text:p text:style-name="P1">Я просканировал окружающее пространство в поиске альтернативных портов для соединения со структурой мозга нашедшего своё предназначение.</text:p>
      <text:p text:style-name="P1">Ничего похожего. Трансформация под нужды предназначения полностью изменила принцип работы головы. Что же, доступ к архивам памяти, (при условии, что они вообще сохранились), лежал через соединение с портом раздачи ди-джи. Установив таймер-раздражитель на повторение импульса каждые пять минут я почувствовал усиливающуюся тревогу. </text:p>
      <text:p text:style-name="P1">Не знаю чего я больше опасался: потеряться в гипнотическом забытье наркотика или же вирусов, которые, безусловно водились в этом экстатическом болоте. </text:p>
      <text:p text:style-name="P1">На секунду я задумался — почему я это делаю? Не найдя ответа, но отчётливо ощущая потребность довести начатое до конца я прокинулся на порт.</text:p>
      <text:p text:style-name="P1">Поток не ведомых ранее ощущений захлестнул моё сознание. Чувство гармонии с окружающим и бесконечное принятие всего происходящего заставили меня замереть. Вибрации блаженства накатывали волнами прошивая меня насквозь. Я почувствовал присутствие других в общем потоке ди-джи и безмерно проникся общностью чувств. Поток эмпатии вызывал во мне нежность и любовь. Я понимал их, а они понимали меня. Мои <office:annotation office:name="__Annotation__581_943645295"><dc:creator>&lt;анонимный&gt;</dc:creator><dc:date>2021-03-25T20:05:59.51</dc:date><text:p text:style-name="P51"><text:span text:style-name="T9">Тебе 14 лет??? </text:span><text:span text:style-name="T9"><text:line-break/></text:span><text:span text:style-name="T9">Книгу так и назовём «Мои тайные секреты»</text:span></text:p></office:annotation>тайные секреты<office:annotation-end office:name="__Annotation__581_943645295"/> больше не казались мне свойственными только мне и от того постыдными. <text:s/>Самым сильным впечатлением стало чувство, что я наконец-то нашёл своё место в мире. </text:p>
      <text:p text:style-name="P1">Темнота отчуждения преследовавшая меня на протяжении всей жизни отступила. Впервые я <office:annotation office:name="__Annotation__582_943645295"><dc:creator>&lt;анонимный&gt;</dc:creator><dc:date>2021-03-25T20:06:18.79</dc:date><text:p text:style-name="P51"><text:span text:style-name="T9">Это Арнольд, а не Гриша. </text:span><text:span text:style-name="T9"><text:line-break/></text:span><text:span text:style-name="T9">В первой главе есть упоминание</text:span></text:p></office:annotation>не чувствовал себя приёмным среди родных.<office:annotation-end office:name="__Annotation__582_943645295"/> Я наконец-то был частью. </text:p>
      <text:p text:style-name="P1">Время растягивалось сбивая внутренние ощущения, но не атомный таймер. </text:p>
      <text:p text:style-name="P1">Импульс, посланный часами, был выкручен на максимум и в нормальном состоянии должен был не просто привести меня в сознание, а протрясти нервную систему до основания. </text:p>
      <text:p text:style-name="P1">Сейчас он воспринимался как деликатное прикосновение . Всё моё естество противилось пробуждению от сладкой неги наркотика. Малейшее отвлечение грозило погружением в забытье. Не знаю сколько срабатываний таймера мне потребовалось для того, чтобы вывести себя из оцепенения. Продираясь сквозь липкий туман я сумел дотащить себя до протокола обмена данными. Игнорируя источник диджи я подключился к полузатёртым архивам памяти.</text:p>
      <text:p text:style-name="P1">Поток чужих воспоминаний, подействовал на меня подобно холодному душу для похемльного Джона — я моментально пришёл в себя, словно бы и не было сладостного наваждения. Барахтаясь в волнах информации с чужих сенсоров я старался отыскать интересующий меня фрагмент. Едва я пришёл в себя после прихода от ди-джи, как снова начал погружаться в омут. На этот раз — в омут чужих воспоминаний, где не было место мне, Арнольду. Я видел всё происходящее с Туси из его сенсоров, испытывал его чувства и думал его мысли. Передо мной замелькали блеклые сцены рабочих будней белого воротничка, сытая и самодовольная жизнь. Максимальный всплеск радости — повышение до архивариуса. Скучно. Двигаюсь вперёд и натыкаюсь на истёртый, словно перезаписанный несколько раз кадр с многократной экспозицией <text:s/>- воспоминание о первом приёме диджи - он часто возвращался к этому моменту, вероятно рассматривая его со всех сторон — он ненавидел это воспоминание, но не мог отказаться от его притягательности. Теперь, даже не имея опыта повторного приёма наркотика, благодаря чужому воспоминанию, я мог быть уверен, что последующие разы не принесут таких впечатлений. </text:p>
      <text:p text:style-name="P1">Я двигаюсь дальше в пучину <text:s/>зависимости. Первые проблемы на работе. Выговор, пронесло. Кажется никто не заподозрил. Обещание данное самому себе нарушается тем же вечером. Работа, притон, работа, притон, притон, притон...</text:p>
      <text:p text:style-name="P1"><text:soft-page-break/><office:annotation office:name="__Annotation__465_2059364623"><dc:creator>&lt;анонимный&gt;</dc:creator><dc:date>2021-03-25T00:14:47.55</dc:date><text:p text:style-name="P50"><text:span text:style-name="T8">Вот здесь надо сделать акцентированный переход, тк Арнольд «теряется» под впечатлением от чужих воспоминаний и начинает говорить о Туси, от своего лица. </text:span></text:p></office:annotation>Мои мысли<office:annotation-end office:name="__Annotation__465_2059364623"/> вращаются вокруг диджи, но уже не так как прежде. Мне мало приёма наркотика. Прежняя интенсивность не приносит удовлетворения, а большая — вырубает меня перегрузкой. Я чувствую, что становлюсь одержимым. Я ловлю себя на том, что моё тело воспроизводит знакомые вибрации. Мне страшно, но в то же время я не могу не наслаждаться этим чувством. Всё прочее, даже тяга к дозе меркнет. Я больше не хочу дозу. Я хочу чего-то большего. Однажды утром я замечаю, что мои черепные пластины разошлись тонкой щёлочкой. Мне страшно. Я заматываю голову проволокой, а сверху надеваю шляпу. Надеюсь это пройдёт. </text:p>
      <text:p text:style-name="P1">Последний рабочий день. Я замедлил скорость сканирования.</text:p>
      <text:p text:style-name="P1">Воспоминания скудны, кажется память уже серьёзно повреждена диджи<office:annotation office:name="__Annotation__649_943645295"><dc:creator>&lt;анонимный&gt;</dc:creator><dc:date>2021-03-25T20:07:45.29</dc:date><text:p text:style-name="P51"><text:span text:style-name="T9">Ди джи</text:span></text:p></office:annotation><office:annotation-end office:name="__Annotation__649_943645295"/>.</text:p>
      <text:p text:style-name="P1">Я вижу лицо Карлингтона. Смутно, с размытыми чертами. Взгляд — у него есть усы. Ещё взгляд: на нём моя шляпа. Из под неё торчит проволока, словно венец. Фон меняется также стремительно. Банковский офис дрожит маревом, сквозь него проглядывает притон, тот самый, в котором на данный момент находится тело Арнольда. Только головы-сервера под потолком не хватает. Я печатаю квитанцию на имя Хьюго Карлингтона. Усилием воли задерживаю взгляд на расплывающихся символах... </text:p>
      <text:list xml:id="list5980927151913593177" text:style-name="L39">
        <text:list-item>
          <text:p text:style-name="P48">Снято! - Кричит кто-то внутри меня. Я выхожу с сервера. </text:p>
        </text:list-item>
      </text:list>
      <text:p text:style-name="P1"/>
      <text:p text:style-name="P1"/>
      <text:p text:style-name="P1"/>
      <text:p text:style-name="P1">5.</text:p>
      <text:p text:style-name="P1"/>
      <text:p text:style-name="P1">Мы сидели на капоте машины и молча пялились на лениво тянувшийся грузовой состав. </text:p>
      <text:p text:style-name="P1">Дорога была перекрыта. Конец поезда терялся где-то среди холмов, так что ждать в машине на такой духоте было бы самоубийством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Arial2" svg:font-family="Arial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20:53:40.82</meta:creation-date>
    <meta:editing-duration>PT8H22M42S</meta:editing-duration>
    <meta:editing-cycles>72</meta:editing-cycles>
    <meta:generator>OpenOffice/4.1.7$Win32 OpenOffice.org_project/417m1$Build-9800</meta:generator>
    <dc:date>2021-03-25T20:14:44.23</dc:date>
    <meta:document-statistic meta:table-count="0" meta:image-count="0" meta:object-count="0" meta:page-count="10" meta:paragraph-count="178" meta:word-count="4674" meta:character-count="30118"/>
  </office:meta>
</office:document-meta>
</file>